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10000018D9BFBD2D9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149cm" style:use-optimal-column-width="false"/>
    </style:style>
    <style:style style:name="co2" style:family="table-column">
      <style:table-column-properties style:column-width="1.148cm" style:use-optimal-column-width="false"/>
    </style:style>
    <style:style style:name="ro1" style:family="table-row">
      <style:table-row-properties style:row-height="0.427cm"/>
    </style:style>
    <style:style style:name="ro2" style:family="table-row">
      <style:table-row-properties style:row-height="0.945cm"/>
    </style:style>
    <style:style style:name="ce1" style:family="table-cell">
      <style:graphic-properties draw:fill="none" draw:fill-image-width="0cm" draw:fill-image-height="0cm" style:repeat="repeat"/>
      <style:paragraph-properties fo:text-align="center" fo:border="0.03pt solid #000000"/>
      <style:text-properties style:font-name="DejaVu Serif Condensed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center"/>
      <style:text-properties style:font-name="DejaVu Serif Condensed" fo:font-size="16pt" fo:font-weight="normal" style:font-size-asian="16pt" style:font-weight-asian="normal" style:font-size-complex="16pt" style:font-weight-complex="normal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595cm" svg:height="3.779cm" svg:x="11.405cm" svg:y="3.4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2</text:p>
              </table:table-cell>
              <table:table-cell>
                <text:p text:style-name="P1">9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7</text:p>
              </table:table-cell>
              <table:table-cell>
                <text:p text:style-name="P1">5</text:p>
              </table:table-cell>
              <table:table-cell/>
            </table:table-row>
            <table:table-row table:style-name="ro2" table:default-cell-style-name="ce1">
              <table:table-cell>
                <text:p text:style-name="P1">8</text:p>
              </table:table-cell>
              <table:table-cell>
                <text:p text:style-name="P1">4</text:p>
              </table:table-cell>
              <table:table-cell>
                <text:p text:style-name="P1">11</text:p>
              </table:table-cell>
              <table:table-cell>
                <text:p text:style-name="P1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6.5cm" svg:height="4.224cm" svg:x="2.6cm" svg:y="3.3cm">
          <draw:image xlink:href="Pictures/10000201000002810000018D9BFBD2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58:11.463807860</meta:creation-date>
    <dc:date>2016-12-28T19:04:24.781631451</dc:date>
    <meta:editing-duration>PT1M56S</meta:editing-duration>
    <meta:editing-cycles>2</meta:editing-cycles>
    <meta:generator>LibreOffice/4.2.8.2$Linux_x86 LibreOffice_project/420m0$Build-2</meta:generator>
    <meta:document-statistic meta:object-count="2"/>
  </office:meta>
</office:document-meta>
</file>